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10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6.68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75in" table:align="left"/>
    </style:style>
    <style:style style:name="Table4.A" style:family="table-column">
      <style:table-column-properties style:column-width="6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056416" style:font-size-asian="13pt" style:font-size-complex="13pt"/>
    </style:style>
    <style:style style:name="P3" style:family="paragraph" style:parent-style-name="Standard">
      <style:text-properties fo:font-size="13pt" officeooo:rsid="000ac9d9" officeooo:paragraph-rsid="000ac9d9" style:font-size-asian="13pt" style:font-size-complex="13pt"/>
    </style:style>
    <style:style style:name="P4" style:family="paragraph" style:parent-style-name="Standard">
      <style:text-properties fo:font-size="13pt" officeooo:rsid="000c9c3a" officeooo:paragraph-rsid="000c9c3a" style:font-size-asian="13pt" style:font-size-complex="13pt"/>
    </style:style>
    <style:style style:name="P5" style:family="paragraph" style:parent-style-name="Text_20_body">
      <style:text-properties fo:font-size="13pt" officeooo:rsid="000c9c3a" officeooo:paragraph-rsid="000c9c3a" style:font-size-asian="13pt" style:font-size-complex="13pt"/>
    </style:style>
    <style:style style:name="P6" style:family="paragraph" style:parent-style-name="Table_20_Contents">
      <style:text-properties fo:font-size="13pt" officeooo:rsid="00000705" officeooo:paragraph-rsid="00000705" style:font-size-asian="13pt" style:font-size-complex="13pt"/>
    </style:style>
    <style:style style:name="P7" style:family="paragraph" style:parent-style-name="Table_20_Contents">
      <style:text-properties fo:font-size="13pt" officeooo:rsid="00020473" officeooo:paragraph-rsid="00020473" style:font-size-asian="13pt" style:font-size-complex="13pt"/>
    </style:style>
    <style:style style:name="P8" style:family="paragraph" style:parent-style-name="Table_20_Contents">
      <style:text-properties fo:font-size="13pt" officeooo:rsid="000231bc" officeooo:paragraph-rsid="000231bc" style:font-size-asian="13pt" style:font-size-complex="13pt"/>
    </style:style>
    <style:style style:name="P9" style:family="paragraph" style:parent-style-name="Table_20_Contents">
      <style:text-properties fo:font-size="13pt" officeooo:rsid="000231bc" officeooo:paragraph-rsid="0003c0d1" style:font-size-asian="13pt" style:font-size-complex="13pt"/>
    </style:style>
    <style:style style:name="P10" style:family="paragraph" style:parent-style-name="Table_20_Contents">
      <style:text-properties fo:font-size="13pt" officeooo:rsid="000231bc" officeooo:paragraph-rsid="00056416" style:font-size-asian="13pt" style:font-size-complex="13pt"/>
    </style:style>
    <style:style style:name="P11" style:family="paragraph" style:parent-style-name="Table_20_Contents">
      <style:text-properties fo:font-size="13pt" officeooo:rsid="0003c0d1" officeooo:paragraph-rsid="0003c0d1" style:font-size-asian="13pt" style:font-size-complex="13pt"/>
    </style:style>
    <style:style style:name="P12" style:family="paragraph" style:parent-style-name="Table_20_Contents">
      <style:text-properties fo:font-size="13pt" officeooo:rsid="0003c0d1" officeooo:paragraph-rsid="00056416" style:font-size-asian="13pt" style:font-size-complex="13pt"/>
    </style:style>
    <style:style style:name="P13" style:family="paragraph" style:parent-style-name="Table_20_Contents">
      <style:text-properties fo:font-size="13pt" officeooo:rsid="000435fd" officeooo:paragraph-rsid="000435fd" style:font-size-asian="13pt" style:font-size-complex="13pt"/>
    </style:style>
    <style:style style:name="P14" style:family="paragraph" style:parent-style-name="Table_20_Contents">
      <style:text-properties fo:font-size="13pt" fo:font-style="italic" officeooo:rsid="0008f2e1" officeooo:paragraph-rsid="0008f2e1" style:font-size-asian="13pt" style:font-style-asian="italic" style:font-size-complex="13pt" style:font-style-complex="italic"/>
    </style:style>
    <style:style style:name="P15" style:family="paragraph" style:parent-style-name="Table_20_Contents">
      <style:text-properties fo:font-size="13pt" fo:font-style="italic" officeooo:rsid="00086a2a" officeooo:paragraph-rsid="00086a2a" style:font-size-asian="13pt" style:font-style-asian="italic" style:font-size-complex="13pt" style:font-style-complex="italic"/>
    </style:style>
    <style:style style:name="P16" style:family="paragraph" style:parent-style-name="Table_20_Contents">
      <style:text-properties fo:font-size="13pt" fo:font-style="italic" officeooo:rsid="000435fd" officeooo:paragraph-rsid="000435fd" style:font-size-asian="13pt" style:font-style-asian="italic" style:font-size-complex="13pt" style:font-style-complex="italic"/>
    </style:style>
    <style:style style:name="P17" style:family="paragraph" style:parent-style-name="Table_20_Contents">
      <style:text-properties fo:font-size="13pt" fo:font-style="italic" officeooo:rsid="0003c0d1" officeooo:paragraph-rsid="000435fd" style:font-size-asian="13pt" style:font-style-asian="italic" style:font-size-complex="13pt" style:font-style-complex="italic"/>
    </style:style>
    <style:style style:name="P18" style:family="paragraph" style:parent-style-name="Table_20_Contents">
      <style:text-properties fo:font-size="13pt" fo:font-style="italic" officeooo:rsid="000231bc" officeooo:paragraph-rsid="0004a9f0" style:font-size-asian="13pt" style:font-style-asian="italic" style:font-size-complex="13pt" style:font-style-complex="italic"/>
    </style:style>
    <style:style style:name="P19" style:family="paragraph" style:parent-style-name="Table_20_Contents">
      <style:text-properties fo:font-size="13pt" fo:font-style="italic" officeooo:rsid="0004a9f0" officeooo:paragraph-rsid="0004a9f0" style:font-size-asian="13pt" style:font-style-asian="italic" style:font-size-complex="13pt" style:font-style-complex="italic"/>
    </style:style>
    <style:style style:name="P20" style:family="paragraph" style:parent-style-name="Table_20_Contents">
      <style:text-properties fo:font-size="13pt" fo:font-style="italic" officeooo:rsid="0004a9f0" officeooo:paragraph-rsid="00056416" style:font-size-asian="13pt" style:font-style-asian="italic" style:font-size-complex="13pt" style:font-style-complex="italic"/>
    </style:style>
    <style:style style:name="P21" style:family="paragraph" style:parent-style-name="Table_20_Contents">
      <style:text-properties fo:font-size="13pt" fo:font-style="normal" officeooo:rsid="0004a9f0" officeooo:paragraph-rsid="00056416" style:font-size-asian="13pt" style:font-style-asian="normal" style:font-size-complex="13pt" style:font-style-complex="normal"/>
    </style:style>
    <style:style style:name="P22" style:family="paragraph" style:parent-style-name="Normal">
      <style:text-properties fo:font-size="13pt" fo:language="en" fo:country="US" fo:font-style="italic" officeooo:rsid="000435fd" officeooo:paragraph-rsid="000435fd" style:font-size-asian="13pt" style:font-style-asian="italic" style:font-size-complex="13pt" style:font-style-complex="italic"/>
    </style:style>
    <style:style style:name="P23" style:family="paragraph" style:parent-style-name="Normal">
      <style:text-properties fo:font-size="13pt" fo:language="en" fo:country="US" fo:font-style="italic" officeooo:rsid="0004a9f0" officeooo:paragraph-rsid="0004a9f0" style:font-size-asian="13pt" style:font-style-asian="italic" style:font-size-complex="13pt" style:font-style-complex="italic"/>
    </style:style>
    <style:style style:name="P24" style:family="paragraph" style:parent-style-name="Normal">
      <style:text-properties fo:font-size="13pt" fo:language="en" fo:country="US" fo:font-style="italic" officeooo:rsid="0004a9f0" officeooo:paragraph-rsid="00056416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size="13pt" officeooo:rsid="000ac9d9" officeooo:paragraph-rsid="000ac9d9" style:font-size-asian="13pt" style:font-size-complex="13pt"/>
    </style:style>
    <style:style style:name="P26" style:family="paragraph" style:parent-style-name="Table_20_Contents">
      <style:text-properties fo:font-size="13pt" fo:font-style="italic" officeooo:rsid="000435fd" officeooo:paragraph-rsid="000435fd" style:font-size-asian="13pt" style:font-style-asian="italic" style:font-size-complex="13pt" style:font-style-complex="italic"/>
    </style:style>
    <style:style style:name="P27" style:family="paragraph" style:parent-style-name="Table_20_Contents">
      <style:text-properties fo:font-size="13pt" fo:font-style="italic" officeooo:rsid="000435fd" officeooo:paragraph-rsid="000f8ed2" style:font-size-asian="13pt" style:font-style-asian="italic" style:font-size-complex="13pt" style:font-style-complex="italic"/>
    </style:style>
    <style:style style:name="P28" style:family="paragraph" style:parent-style-name="Table_20_Contents">
      <style:text-properties fo:font-size="13pt" fo:font-style="italic" officeooo:rsid="0008f2e1" officeooo:paragraph-rsid="000f6d17" style:font-size-asian="13pt" style:font-style-asian="italic" style:font-size-complex="13pt" style:font-style-complex="italic"/>
    </style:style>
    <style:style style:name="P29" style:family="paragraph" style:parent-style-name="Table_20_Contents">
      <style:text-properties fo:font-size="13pt" fo:font-style="italic" officeooo:rsid="000231bc" officeooo:paragraph-rsid="0004a9f0" style:font-size-asian="13pt" style:font-style-asian="italic" style:font-size-complex="13pt" style:font-style-complex="italic"/>
    </style:style>
    <style:style style:name="P30" style:family="paragraph" style:parent-style-name="Table_20_Contents">
      <style:text-properties fo:font-size="13pt" fo:font-style="italic" officeooo:rsid="0004a9f0" officeooo:paragraph-rsid="000f6d17" style:font-size-asian="13pt" style:font-style-asian="italic" style:font-size-complex="13pt" style:font-style-complex="italic"/>
    </style:style>
    <style:style style:name="P31" style:family="paragraph" style:parent-style-name="Table_20_Contents">
      <style:text-properties fo:font-size="13pt" fo:font-style="italic" officeooo:rsid="000f8ed2" officeooo:paragraph-rsid="000f8ed2" style:font-size-asian="13pt" style:font-style-asian="italic" style:font-size-complex="13pt" style:font-style-complex="italic"/>
    </style:style>
    <style:style style:name="P32" style:family="paragraph" style:parent-style-name="Table_20_Contents">
      <style:text-properties fo:font-size="13pt" fo:font-style="italic" officeooo:rsid="0003c0d1" officeooo:paragraph-rsid="000435fd" style:font-size-asian="13pt" style:font-style-asian="italic" style:font-size-complex="13pt" style:font-style-complex="italic"/>
    </style:style>
    <style:style style:name="P33" style:family="paragraph" style:parent-style-name="Table_20_Contents">
      <style:text-properties fo:font-size="13pt" fo:font-style="italic" officeooo:rsid="0011f904" officeooo:paragraph-rsid="0011f904" style:font-size-asian="13pt" style:font-style-asian="italic" style:font-size-complex="13pt" style:font-style-complex="italic"/>
    </style:style>
    <style:style style:name="P34" style:family="paragraph" style:parent-style-name="Table_20_Contents">
      <style:text-properties fo:font-size="13pt" officeooo:rsid="0003c0d1" officeooo:paragraph-rsid="000f6d17" style:font-size-asian="13pt" style:font-size-complex="13pt"/>
    </style:style>
    <style:style style:name="P35" style:family="paragraph" style:parent-style-name="Table_20_Contents">
      <style:text-properties fo:font-size="13pt" officeooo:rsid="000f6d17" officeooo:paragraph-rsid="000f6d17" style:font-size-asian="13pt" style:font-size-complex="13pt"/>
    </style:style>
    <style:style style:name="P36" style:family="paragraph" style:parent-style-name="Table_20_Contents">
      <style:text-properties fo:font-size="13pt" officeooo:rsid="000f6d17" officeooo:paragraph-rsid="001494fb" style:font-size-asian="13pt" style:font-size-complex="13pt"/>
    </style:style>
    <style:style style:name="P37" style:family="paragraph" style:parent-style-name="Table_20_Contents">
      <style:text-properties fo:font-size="13pt" officeooo:rsid="000231bc" officeooo:paragraph-rsid="000f6d17" style:font-size-asian="13pt" style:font-size-complex="13pt"/>
    </style:style>
    <style:style style:name="P38" style:family="paragraph" style:parent-style-name="Table_20_Contents">
      <style:text-properties fo:font-size="13pt" officeooo:rsid="000231bc" officeooo:paragraph-rsid="001494fb" style:font-size-asian="13pt" style:font-size-complex="13pt"/>
    </style:style>
    <style:style style:name="P39" style:family="paragraph" style:parent-style-name="Normal">
      <style:text-properties fo:font-size="13pt" fo:language="en" fo:country="US" fo:font-style="italic" officeooo:rsid="0004a9f0" officeooo:paragraph-rsid="00056416" style:font-size-asian="13pt" style:font-style-asian="italic" style:font-size-complex="13pt" style:font-style-complex="italic"/>
    </style:style>
    <style:style style:name="P40" style:family="paragraph" style:parent-style-name="Normal">
      <style:text-properties fo:font-size="13pt" fo:language="en" fo:country="US" fo:font-style="italic" officeooo:rsid="0004a9f0" officeooo:paragraph-rsid="000f6d17" style:font-size-asian="13pt" style:font-style-asian="italic" style:font-size-complex="13pt" style:font-style-complex="italic"/>
    </style:style>
    <style:style style:name="P41" style:family="paragraph" style:parent-style-name="Normal">
      <style:text-properties fo:font-size="13pt" fo:language="en" fo:country="US" fo:font-style="italic" officeooo:rsid="0004a9f0" officeooo:paragraph-rsid="0004a9f0" style:font-size-asian="13pt" style:font-style-asian="italic" style:font-size-complex="13pt" style:font-style-complex="italic"/>
    </style:style>
    <style:style style:name="P42" style:family="paragraph" style:parent-style-name="Normal">
      <style:text-properties fo:font-size="13pt" fo:language="en" fo:country="US" fo:font-style="italic" officeooo:rsid="000435fd" officeooo:paragraph-rsid="000435fd" style:font-size-asian="13pt" style:font-style-asian="italic" style:font-size-complex="13pt" style:font-style-complex="italic"/>
    </style:style>
    <style:style style:name="P43" style:family="paragraph" style:parent-style-name="Normal">
      <style:text-properties fo:font-size="13pt" fo:language="en" fo:country="US" fo:font-style="italic" officeooo:rsid="000435fd" officeooo:paragraph-rsid="000f8ed2" style:font-size-asian="13pt" style:font-style-asian="italic" style:font-size-complex="13pt" style:font-style-complex="italic"/>
    </style:style>
    <style:style style:name="P44" style:family="paragraph" style:parent-style-name="Normal">
      <style:text-properties fo:font-size="13pt" fo:language="en" fo:country="US" fo:font-style="italic" officeooo:rsid="000435fd" officeooo:paragraph-rsid="001136dc" style:font-size-asian="13pt" style:font-style-asian="italic" style:font-size-complex="13pt" style:font-style-complex="italic"/>
    </style:style>
    <style:style style:name="P45" style:family="paragraph" style:parent-style-name="Normal">
      <style:text-properties fo:font-size="13pt" fo:language="en" fo:country="US" fo:font-style="italic" officeooo:rsid="000f8ed2" officeooo:paragraph-rsid="000f8ed2" style:font-size-asian="13pt" style:font-style-asian="italic" style:font-size-complex="13pt" style:font-style-complex="italic"/>
    </style:style>
    <style:style style:name="P46" style:family="paragraph" style:parent-style-name="Normal">
      <style:text-properties fo:font-size="13pt" fo:language="en" fo:country="US" fo:font-style="italic" officeooo:rsid="000f8ed2" officeooo:paragraph-rsid="001136dc" style:font-size-asian="13pt" style:font-style-asian="italic" style:font-size-complex="13pt" style:font-style-complex="italic"/>
    </style:style>
    <style:style style:name="P47" style:family="paragraph" style:parent-style-name="Normal">
      <style:text-properties fo:font-size="13pt" fo:language="en" fo:country="US" fo:font-style="italic" officeooo:rsid="000f8ed2" officeooo:paragraph-rsid="0011f904" style:font-size-asian="13pt" style:font-style-asian="italic" style:font-size-complex="13pt" style:font-style-complex="italic"/>
    </style:style>
    <style:style style:name="P48" style:family="paragraph" style:parent-style-name="Normal">
      <style:text-properties fo:font-size="13pt" fo:language="en" fo:country="US" fo:font-style="italic" officeooo:rsid="001136dc" officeooo:paragraph-rsid="001136dc" style:font-size-asian="13pt" style:font-style-asian="italic" style:font-size-complex="13pt" style:font-style-complex="italic"/>
    </style:style>
    <style:style style:name="T1" style:family="text">
      <style:text-properties officeooo:rsid="000231bc"/>
    </style:style>
    <style:style style:name="T2" style:family="text">
      <style:text-properties officeooo:rsid="0003c0d1"/>
    </style:style>
    <style:style style:name="T3" style:family="text">
      <style:text-properties officeooo:rsid="000435f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3c0d1" style:font-style-asian="normal" style:font-style-complex="normal"/>
    </style:style>
    <style:style style:name="T6" style:family="text">
      <style:text-properties fo:font-style="normal" officeooo:rsid="000231bc" style:font-style-asian="normal" style:font-style-complex="normal"/>
    </style:style>
    <style:style style:name="T7" style:family="text">
      <style:text-properties officeooo:rsid="000c9c3a"/>
    </style:style>
    <style:style style:name="T8" style:family="text">
      <style:text-properties officeooo:rsid="000f6d17"/>
    </style:style>
    <style:style style:name="T9" style:family="text">
      <style:text-properties officeooo:rsid="000f8ed2"/>
    </style:style>
    <style:style style:name="T10" style:family="text">
      <style:text-properties officeooo:rsid="001136dc"/>
    </style:style>
    <style:style style:name="T11" style:family="text">
      <style:text-properties officeooo:rsid="0011f904"/>
    </style:style>
    <style:style style:name="T12" style:family="text">
      <style:text-properties officeooo:rsid="0013a6f6"/>
    </style:style>
    <style:style style:name="T13" style:family="text">
      <style:text-properties officeooo:rsid="00146756"/>
    </style:style>
    <style:style style:name="T14" style:family="text">
      <style:text-properties officeooo:rsid="001494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Use Case Description</text:p>
          </table:table-cell>
          <table:covered-table-cell/>
        </table:table-row>
        <table:table-row>
          <table:table-cell table:style-name="Table1.A2" office:value-type="string">
            <text:p text:style-name="P6">Summary</text:p>
          </table:table-cell>
          <table:table-cell table:style-name="Table1.B2" office:value-type="string">
            <text:p text:style-name="P6">User accesses the command line and crawls for public profiles or projects on Github with or without specifying filtering criteria</text:p>
          </table:table-cell>
        </table:table-row>
        <table:table-row>
          <table:table-cell table:style-name="Table1.A2" office:value-type="string">
            <text:p text:style-name="P6">Actors</text:p>
          </table:table-cell>
          <table:table-cell table:style-name="Table1.B2" office:value-type="string">
            <text:p text:style-name="P6">The user who aims crawling profiles or projects from Github</text:p>
          </table:table-cell>
        </table:table-row>
        <table:table-row>
          <table:table-cell table:style-name="Table1.A2" office:value-type="string">
            <text:p text:style-name="P6">Pre-Condition</text:p>
          </table:table-cell>
          <table:table-cell table:style-name="Table1.B2" office:value-type="string">
            <text:p text:style-name="P6">User chooses between profile and project crawling, specifies the maximum number of items to be searched and provides filtering criteria of his choice (or does not apply filtering)</text:p>
          </table:table-cell>
        </table:table-row>
        <table:table-row>
          <table:table-cell table:style-name="Table1.A2" office:value-type="string">
            <text:p text:style-name="P6">Post-Condition </text:p>
          </table:table-cell>
          <table:table-cell table:style-name="Table1.B2" office:value-type="string">
            <text:p text:style-name="P6">The crawled data are stored into a local directory of the user’s machine</text:p>
          </table:table-cell>
        </table:table-row>
        <table:table-row>
          <table:table-cell table:style-name="Table1.A2" office:value-type="string">
            <text:p text:style-name="P6">Priority</text:p>
          </table:table-cell>
          <table:table-cell table:style-name="Table1.B2" office:value-type="string">
            <text:p text:style-name="P7">Crawling <text:span text:style-name="T2">only public </text:span>user information and projects without being blocked and attacked in a legal (allowed) way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Scenario <text:span text:style-name="T1">1: Crawling public profiles with filtering criteria</text:span></text:p>
          </table:table-cell>
        </table:table-row>
        <table:table-row>
          <table:table-cell table:style-name="Table2.A2" office:value-type="string">
            <text:p text:style-name="P7">1) User starts the Github crawler tool in command line</text:p>
          </table:table-cell>
        </table:table-row>
        <table:table-row>
          <table:table-cell table:style-name="Table2.A2" office:value-type="string">
            <text:p text:style-name="P7">2) User enter his Github credentials for an authenticated access</text:p>
          </table:table-cell>
        </table:table-row>
        <table:table-row>
          <table:table-cell table:style-name="Table2.A2" office:value-type="string">
            <text:p text:style-name="P28">For the authentication:</text:p>
            <text:p text:style-name="P28">The user <text:span text:style-name="T8">provides</text:span> the URL, username, password and parameters </text:p>
          </table:table-cell>
        </table:table-row>
        <table:table-row>
          <table:table-cell table:style-name="Table2.A2" office:value-type="string">
            <text:p text:style-name="P8">3) User chooses to crawl profiles</text:p>
          </table:table-cell>
        </table:table-row>
        <table:table-row>
          <table:table-cell table:style-name="Table2.A2" office:value-type="string">
            <text:p text:style-name="P15">The tool crawls only public profiles. It is not possible to access private profiles</text:p>
          </table:table-cell>
        </table:table-row>
        <table:table-row>
          <table:table-cell table:style-name="Table2.A2" office:value-type="string">
            <text:p text:style-name="P8">4) User specifies the maximum number of profiles to be crawled. <text:span text:style-name="T14">If not specified, the tool will return 100 items by default.</text:span></text:p>
          </table:table-cell>
        </table:table-row>
        <table:table-row>
          <table:table-cell table:style-name="Table2.A2" office:value-type="string">
            <text:p text:style-name="P8">5) User specifies the filtering criteria </text:p>
          </table:table-cell>
        </table:table-row>
        <table:table-row>
          <table:table-cell table:style-name="Table2.A2" office:value-type="string">
            <text:p text:style-name="P16">The tool crawls only profiles that have forked a considerable amount of projects with a significant size</text:p>
            <text:p text:style-name="P17">Applicable filtering criteria:</text:p>
            <text:p text:style-name="P17">a. Years of experience (years of being active member of Github)</text:p>
            <text:p text:style-name="P17">b. <text:span text:style-name="T3">Programming languages of their projects</text:span></text:p>
            <text:p text:style-name="P16">c. Belonging to a collaboration in Github</text:p>
            <text:p text:style-name="P33">d. Belonging to an organization</text:p>
            <text:p text:style-name="P31"><text:span text:style-name="T11">e</text:span>. Having worked with a project</text:p>
            <text:p text:style-name="P16"><text:span text:style-name="T11">f</text:span>. Location </text:p>
            <text:p text:style-name="P47"><text:span text:style-name="T11">g</text:span>. Number of commits</text:p>
            <text:p text:style-name="P47"><text:span text:style-name="T11">h</text:span>. Their size</text:p>
          </table:table-cell>
        </table:table-row>
        <table:table-row>
          <table:table-cell table:style-name="Table2.A2" office:value-type="string">
            <text:p text:style-name="P8">6) The tool saves the results into a local directory into the user’s machine. <text:span text:style-name="T2">The tool does not <text:s/>reload already existing profiles to avoid duplicates</text:span></text:p>
          </table:table-cell>
        </table:table-row>
        <table:table-row>
          <table:table-cell table:style-name="Table2.A2" office:value-type="string">
            <text:p text:style-name="P16">Information provided:</text:p>
            <text:p text:style-name="P22">a. <text:span text:style-name="T9">Username</text:span></text:p>
            <text:p text:style-name="P22">b. <text:span text:style-name="T9">E-mail address</text:span></text:p>
            <text:p text:style-name="P22">c. <text:span text:style-name="T9">Personal information</text:span></text:p>
            <text:p text:style-name="P22"><text:soft-page-break/>d. <text:span text:style-name="T9">Events</text:span></text:p>
            <text:p text:style-name="P45">e. Teams</text:p>
            <text:p text:style-name="P45">f. Organizations</text:p>
            <text:p text:style-name="P45">g. Feeds</text:p>
            <text:p text:style-name="P45">h. Follower and following</text:p>
            <text:p text:style-name="P45">i. Contributions</text:p>
            <text:p text:style-name="P45">j. <text:s/>Projects</text:p>
            <text:p text:style-name="P45">k. Programming languages</text:p>
            <text:p text:style-name="P45">l. Gists</text:p>
          </table:table-cell>
        </table:table-row>
        <table:table-row>
          <table:table-cell table:style-name="Table2.A2" office:value-type="string">
            <text:p text:style-name="P11">7) On crawling procedure termination<text:span text:style-name="T1">, it logs into the terminal “Crawling of public profiles terminated successfully. The results are saved into directory ‘directory path and name’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Scenario 2: Crawling public profiles with<text:span text:style-name="T8">out filtering criteria</text:span></text:p>
          </table:table-cell>
        </table:table-row>
        <table:table-row>
          <table:table-cell table:style-name="Table3.A2" office:value-type="string">
            <text:p text:style-name="P8">1) User starts the Github crawler tool in command line</text:p>
          </table:table-cell>
        </table:table-row>
        <table:table-row>
          <table:table-cell table:style-name="Table3.A2" office:value-type="string">
            <text:p text:style-name="P8">2)User enters his Github credentials for an authenticated access</text:p>
          </table:table-cell>
        </table:table-row>
        <table:table-row>
          <table:table-cell table:style-name="Table3.A2" office:value-type="string">
            <text:p text:style-name="P28">For the authentication:</text:p>
            <text:p text:style-name="P28">The user <text:span text:style-name="T8">provides</text:span> the URL, username, password and parameters </text:p>
          </table:table-cell>
        </table:table-row>
        <table:table-row>
          <table:table-cell table:style-name="Table3.A2" office:value-type="string">
            <text:p text:style-name="P8">3) User chooses to crawl profiles</text:p>
          </table:table-cell>
        </table:table-row>
        <table:table-row>
          <table:table-cell table:style-name="Table3.A2" office:value-type="string">
            <text:p text:style-name="P15">The tool crawls only public profiles. It is not possible to access private profiles</text:p>
          </table:table-cell>
        </table:table-row>
        <table:table-row>
          <table:table-cell table:style-name="Table3.A2" office:value-type="string">
            <text:p text:style-name="P38">4) User specifies the maximum number of profiles to be crawled. <text:span text:style-name="T14">If not specified, the tool will return 100 items by default.</text:span></text:p>
          </table:table-cell>
        </table:table-row>
        <table:table-row>
          <table:table-cell table:style-name="Table3.A2" office:value-type="string">
            <text:p text:style-name="P34"><text:span text:style-name="T8">5</text:span>) <text:span text:style-name="T1">The tool saves the results into a local directory into the user’s machine. </text:span>The tool does not <text:s/>reload already existing profiles to avoid duplicates</text:p>
          </table:table-cell>
        </table:table-row>
        <table:table-row>
          <table:table-cell table:style-name="Table3.A2" office:value-type="string">
            <text:p text:style-name="P27">Information provided:</text:p>
            <text:p text:style-name="P43">a. <text:span text:style-name="T9">Username</text:span></text:p>
            <text:p text:style-name="P43">b. <text:span text:style-name="T9">E-mail address</text:span></text:p>
            <text:p text:style-name="P43">c. <text:span text:style-name="T9">Personal information</text:span></text:p>
            <text:p text:style-name="P43">d. <text:span text:style-name="T9">Events</text:span></text:p>
            <text:p text:style-name="P45">e. Teams</text:p>
            <text:p text:style-name="P45">f. Organizations</text:p>
            <text:p text:style-name="P45">g. Feeds</text:p>
            <text:p text:style-name="P45">h. Follower and following</text:p>
            <text:p text:style-name="P45">i. Contributions</text:p>
            <text:p text:style-name="P45">j. <text:s/>Projects</text:p>
            <text:p text:style-name="P45">k. Programming languages</text:p>
            <text:p text:style-name="P45">l. Gists</text:p>
            <text:p text:style-name="P45">m. Number of commits</text:p>
            <text:p text:style-name="P45">n. Their size</text:p>
          </table:table-cell>
        </table:table-row>
      </table:table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Scenario 3: Crawling projects with <text:span text:style-name="T8">filtering criteria</text:span></text:p>
          </table:table-cell>
        </table:table-row>
        <text:soft-page-break/>
        <table:table-row>
          <table:table-cell table:style-name="Table4.A2" office:value-type="string">
            <text:p text:style-name="P8">1) User starts the Github crawler tool in command line</text:p>
          </table:table-cell>
        </table:table-row>
        <table:table-row>
          <table:table-cell table:style-name="Table4.A2" office:value-type="string">
            <text:p text:style-name="P9">2)User enters his Github credentials for an authenticated access</text:p>
          </table:table-cell>
        </table:table-row>
        <table:table-row>
          <table:table-cell table:style-name="Table4.A2" office:value-type="string">
            <text:p text:style-name="P14">For the authentication:</text:p>
            <text:p text:style-name="P14">The user <text:span text:style-name="T8">provides</text:span> the URL, username, password and parameters </text:p>
          </table:table-cell>
        </table:table-row>
        <table:table-row>
          <table:table-cell table:style-name="Table4.A2" office:value-type="string">
            <text:p text:style-name="P9">3) User chooses to crawl pro<text:span text:style-name="T2">jects</text:span></text:p>
          </table:table-cell>
        </table:table-row>
        <table:table-row>
          <table:table-cell table:style-name="Table4.A2" office:value-type="string">
            <text:p text:style-name="P38">4) User specifies the maximum number of pro<text:span text:style-name="T2">jects</text:span> to be crawled. <text:span text:style-name="T14">If not specified, the tool will return 100 items by default.</text:span></text:p>
          </table:table-cell>
        </table:table-row>
        <table:table-row>
          <table:table-cell table:style-name="Table4.A2" office:value-type="string">
            <text:p text:style-name="P13">5) User specifies the filtering criteria </text:p>
          </table:table-cell>
        </table:table-row>
        <table:table-row>
          <table:table-cell table:style-name="Table4.A2" office:value-type="string">
            <text:p text:style-name="P16">Applicable filter criteria:</text:p>
            <text:p text:style-name="P16">a. Programming languages</text:p>
            <text:p text:style-name="P16">b. Target platforms</text:p>
            <text:p text:style-name="P16">c. <text:span text:style-name="T12">The size of the project</text:span></text:p>
          </table:table-cell>
        </table:table-row>
        <table:table-row>
          <table:table-cell table:style-name="Table4.A2" office:value-type="string">
            <text:p text:style-name="P18">6) <text:span text:style-name="T4">The tool saves the results into a local directory into the user’s machine. </text:span><text:span text:style-name="T5">The tool does not <text:s/>reload already existing projects to avoid duplicates</text:span></text:p>
          </table:table-cell>
        </table:table-row>
        <table:table-row>
          <table:table-cell table:style-name="Table4.A2" office:value-type="string">
            <text:p text:style-name="P19">Information provided:</text:p>
            <text:p text:style-name="P23">a. The name of the project</text:p>
            <text:p text:style-name="P23">b. The source code</text:p>
            <text:p text:style-name="P23">c. The number of lines of code</text:p>
            <text:p text:style-name="P23">d. Timestamp</text:p>
            <text:p text:style-name="P48">e. Number of related repositories</text:p>
            <text:p text:style-name="P48">f. Number of collaborators</text:p>
          </table:table-cell>
        </table:table-row>
        <table:table-row>
          <table:table-cell table:style-name="Table4.A2" office:value-type="string">
            <text:p text:style-name="P21">7) <text:span text:style-name="T2">On crawling procedure termination, it logs into the terminal “Crawling of projects terminated successfully. The results are saved into directory ‘directory path and name’</text:span>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Scenario <text:span text:style-name="T8">4</text:span>: Crawling projects with interruption</text:p>
          </table:table-cell>
        </table:table-row>
        <table:table-row>
          <table:table-cell table:style-name="Table5.A2" office:value-type="string">
            <text:p text:style-name="P10">1) User starts the Github crawler tool in command line</text:p>
          </table:table-cell>
        </table:table-row>
        <table:table-row>
          <table:table-cell table:style-name="Table5.A2" office:value-type="string">
            <text:p text:style-name="P10">2)User enters his Github credentials for an authenticated access</text:p>
          </table:table-cell>
        </table:table-row>
        <table:table-row>
          <table:table-cell table:style-name="Table5.A2" office:value-type="string">
            <text:p text:style-name="P28">For the authentication:</text:p>
            <text:p text:style-name="P28">The user <text:span text:style-name="T8">provides</text:span> the URL, username, password and parameters </text:p>
          </table:table-cell>
        </table:table-row>
        <table:table-row>
          <table:table-cell table:style-name="Table5.A2" office:value-type="string">
            <text:p text:style-name="P10">3) User chooses to crawl pro<text:span text:style-name="T2">jects</text:span></text:p>
          </table:table-cell>
        </table:table-row>
        <table:table-row>
          <table:table-cell table:style-name="Table5.A2" office:value-type="string">
            <text:p text:style-name="P38">4) User specifies the maximum number of pro<text:span text:style-name="T2">jects</text:span> to be crawled. <text:span text:style-name="T14">If not specified, the tool will return 100 items by default.</text:span></text:p>
          </table:table-cell>
        </table:table-row>
        <table:table-row>
          <table:table-cell table:style-name="Table5.A2" office:value-type="string">
            <text:p text:style-name="P18"><text:span text:style-name="T8">5</text:span>) <text:span text:style-name="T4">The tool saves the results into a local directory into the user’s machine. </text:span><text:span text:style-name="T5">The tool does not <text:s/>reload already existing projects to avoid duplicates</text:span></text:p>
          </table:table-cell>
        </table:table-row>
        <table:table-row>
          <table:table-cell table:style-name="Table5.A2" office:value-type="string">
            <text:p text:style-name="P20">Information provided:</text:p>
            <text:p text:style-name="P24">a. The name of the project</text:p>
            <text:p text:style-name="P24">b. The source code</text:p>
            <text:p text:style-name="P24">c. The number of lines of code</text:p>
            <text:p text:style-name="P24">d. Timestamp</text:p>
            <text:p text:style-name="P48">e. Number of related repositories</text:p>
            <text:p text:style-name="P48">f. Number of collaborators</text:p>
          </table:table-cell>
        </table:table-row>
      </table:table>
      <text:p text:style-name="P2"><text:soft-pag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5">Scenario 5: Crawling projects by providing configuration file</text:p>
          </table:table-cell>
        </table:table-row>
        <table:table-row>
          <table:table-cell table:style-name="Table6.A2" office:value-type="string">
            <text:p text:style-name="P37">1) User starts the Github crawler tool in command line</text:p>
          </table:table-cell>
        </table:table-row>
        <table:table-row>
          <table:table-cell table:style-name="Table6.A2" office:value-type="string">
            <text:p text:style-name="P35">2) User provides the path to the configuration file for the authentication and search parameter specification</text:p>
          </table:table-cell>
        </table:table-row>
        <table:table-row>
          <table:table-cell table:style-name="Table6.A2" office:value-type="string">
            <text:p text:style-name="P36">3) <text:span text:style-name="T1">User specifies the maximum number of projects to be crawled. If not specified, the tool will return 100 items by default.</text:span></text:p>
          </table:table-cell>
        </table:table-row>
        <table:table-row>
          <table:table-cell table:style-name="Table6.A2" office:value-type="string">
            <text:p text:style-name="P35">4) <text:span text:style-name="T6">The tool saves the results into a local directory into the user’s machine. </text:span><text:span text:style-name="T5">The tool does not <text:s/>reload already existing projects to avoid duplicates</text:span></text:p>
          </table:table-cell>
        </table:table-row>
        <table:table-row>
          <table:table-cell table:style-name="Table6.A2" office:value-type="string">
            <text:p text:style-name="P30">Information provide<text:span text:style-name="T10">d (in case of projects’ crawling)</text:span></text:p>
            <text:p text:style-name="P40">a. The name of the project</text:p>
            <text:p text:style-name="P40">b. The source code</text:p>
            <text:p text:style-name="P40">c. The number of lines of code</text:p>
            <text:p text:style-name="P40">d. Timestamp</text:p>
            <text:p text:style-name="P48">e. Number of related repositories</text:p>
            <text:p text:style-name="P48">f. Number of collaborators</text:p>
            <text:p text:style-name="P48">Information provided (in case of profiles’ crawling)</text:p>
            <text:p text:style-name="P44">a. <text:span text:style-name="T9">Username</text:span></text:p>
            <text:p text:style-name="P44">b. <text:span text:style-name="T9">E-mail address</text:span></text:p>
            <text:p text:style-name="P44">c. <text:span text:style-name="T9">Personal information</text:span></text:p>
            <text:p text:style-name="P44">d. <text:span text:style-name="T9">Events</text:span></text:p>
            <text:p text:style-name="P46">e. Teams</text:p>
            <text:p text:style-name="P46">f. Organizations</text:p>
            <text:p text:style-name="P46">g. Feeds</text:p>
            <text:p text:style-name="P46">h. Follower and following</text:p>
            <text:p text:style-name="P46">i. Contributions</text:p>
            <text:p text:style-name="P46">j. <text:s/>Projects</text:p>
            <text:p text:style-name="P46">k. Programming languages</text:p>
            <text:p text:style-name="P46">l. Gists</text:p>
            <text:p text:style-name="P46">m. Number of commits</text:p>
            <text:p text:style-name="P46">n. Their size</text:p>
          </table:table-cell>
        </table:table-row>
      </table:table>
      <text:p text:style-name="P3"/>
      <text:p text:style-name="P3">Exceptions:</text:p>
      <text:p text:style-name="P3">1. The user enters incorrect credentials. In this case, the tool logs into the terminal “Incorrect credentials. Please try again”</text:p>
      <text:p text:style-name="P4"><text:span text:style-name="T13">2</text:span>. The user enters a non-existent command (not recognized by the tool). In this case, the tool logs into the terminal “Unrecognized command. Enter -listallcommands to access the commands of the tool or -help to get a manual of the usage”</text:p>
      <text:p text:style-name="P3"><text:span text:style-name="T13">3</text:span>. Server error <text:span text:style-name="T7">with status code 500</text:span>: In this case the tool informs the user on the <text:span text:style-name="T7">internal server error <text:s/>and prompts him to try again la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4:58:10.811089820</meta:creation-date>
    <dc:date>2017-05-14T15:45:21.442489981</dc:date>
    <meta:editing-duration>PT4H10M18S</meta:editing-duration>
    <meta:editing-cycles>10</meta:editing-cycles>
    <meta:generator>LibreOffice/5.1.6.2$Linux_X86_64 LibreOffice_project/10m0$Build-2</meta:generator>
    <meta:document-statistic meta:table-count="6" meta:image-count="0" meta:object-count="0" meta:page-count="4" meta:paragraph-count="137" meta:word-count="1011" meta:character-count="6201" meta:non-whitespace-character-count="5310"/>
  </office:meta>
</office:document-meta>
</file>